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Microsoft PhagsPa" svg:font-family="'Microsoft PhagsPa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icrosoft PhagsPa"/>
    </style:style>
    <style:style style:name="ce2" style:family="table-cell" style:parent-style-name="Default">
      <style:table-cell-properties fo:background-color="#ff5959" style:text-align-source="fix" style:repeat-content="false" fo:padding-bottom="0.035cm" fo:padding-left="0.035cm" fo:padding-right="0.353cm" fo:padding-top="0.035cm" style:vertical-align="middle"/>
      <style:paragraph-properties fo:text-align="start" fo:margin-left="0.353cm"/>
      <style:text-properties fo:color="#ffffff" style:font-name="Microsoft PhagsPa" fo:font-size="10.5pt" style:font-size-asian="10.5pt" style:font-size-complex="10.5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2" office:value-type="string">
            <text:p>S.No</text:p>
          </table:table-cell>
          <table:table-cell table:style-name="ce2" office:value-type="string">
            <text:p>Lin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codepen.io/zadvorsky/pen/PNXbGo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s://medium.com/the-vue-poi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s://blog.risingstack.com/node-hero-node-js-project-structure-tutorial/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electron.atom.io/blog/2016/05/11/electron-1-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electron.atom.io/blog/2016/05/11/electron-1-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electron.atom.io/blog/2016/05/11/electron-1-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ng-lightning.github.io/ng-lightning/#/componen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www.echojs.com/latest/6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s://datatables.net/examples/styling/semanticui.htm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ttp://jsfiddle.net/mcantor/ozk615p6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tp://jsfiddle.net/xh9p6tgb/1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tp://stackoverflow.com/questions/35147315/semantic-ui-table-wid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tp://jsfiddle.net/aqr81wzr/1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tp://www.jqueryscript.net/table/Simple-jQuery-Editable-Table-Plugin-For-Semantic-UI.html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PhagsPa" svg:font-family="'Microsoft PhagsPa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/>
      <number:text>-</number:text>
      <number:day number:style="long"/>
    </number:date-style>
    <number:date-style style:name="N109">
      <number:month/>
      <number:text>/</number:text>
      <number:day/>
      <number:text>/</number:text>
      <number:year number:style="long"/>
    </number:date-style>
    <number:date-style style:name="N110">
      <number:day/>
      <number:text>/</number:text>
      <number:month/>
      <number:text>/</number:text>
      <number:year/>
    </number:date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currency-style style:name="N511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day/>
      <number:text>-</number:text>
      <number:month number:textual="true"/>
      <number:text>-</number:text>
      <number:year/>
    </number:date-style>
    <number:date-style style:name="N5123" number:language="en" number:country="US">
      <number:day/>
      <number:text>-</number:text>
      <number:month number:textual="true"/>
    </number:date-style>
    <number:date-style style:name="N5124" number:language="en" number:country="US">
      <number:month number:textual="true"/>
      <number:text>-</number:text>
      <number:year/>
    </number:date-style>
    <number:time-style style:name="N5125" number:language="en" number:country="US">
      <number:hours/>
      <number:text>:</number:text>
      <number:minute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</number:time-style>
    <number:time-style style:name="N5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0" number:min-integer-digits="1" number:grouping="true"/>
      <number:text> </number:text>
    </number:number-style>
    <number:number-style style:name="N513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4P2" style:volatile="true" number:language="en" number:country="US">
      <number:text> - </number:text>
    </number:number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5P2" style:volatile="true" number:language="en" number:country="US">
      <number:currency-symbol/>
      <number:text>- </number:text>
    </number:currency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 number:country="US">
      <number:minutes number:style="long"/>
      <number:text>:</number:text>
      <number:seconds number:style="long"/>
    </number:time-style>
    <number:time-style style:name="N5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 number:country="US">
      <number:minutes number:style="long"/>
      <number:text>:</number:text>
      <number:seconds number:style="long" number:decimal-places="1"/>
    </number:time-style>
    <number:number-style style:name="N514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/05/2016</text:date>, <text:time>19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5M49S</meta:editing-duration>
    <meta:editing-cycles>16</meta:editing-cycles>
    <meta:generator>OpenOffice.org/3.4$Win32 OpenOffice.org_project/340m1$Build-9590</meta:generator>
    <dc:date>2016-05-17T19:16:53.73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